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Arial"/>
    </style:style>
    <style:style style:name="P2" style:family="paragraph" style:parent-style-name="Standard">
      <style:paragraph-properties fo:margin-left="1.295cm" fo:margin-right="1.258cm" fo:line-height="150%" fo:text-align="justify" style:justify-single-word="false" fo:text-indent="0cm" style:auto-text-indent="false"/>
      <style:text-properties style:font-name="Ari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underline-style="solid" style:text-underline-width="auto" style:text-underline-color="font-color"/>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re the years 1951-1970 really marked by 'consensus politics'?</text:p>
      <text:p text:style-name="P1"/>
      <text:p text:style-name="P1">Harold Wilson, the Labour Prime Minister at the end of the 19 years framed in this question, once said that 'a week is a long time in politics'. The period 1951-1970 is a long time and to claim ascendancy for a particular characteristic over others risks limiting debate. Yet political scientists, journalists, politicians and academics commenting on the post-War pre-Thatcher period of British politics can be roughly divided into those who think that the period can be described <text:s/>as being marked by 'consensus politics' and those that do not. For me, the nays have it. I will attempt to wrestle a definition of the term out from the literature and I will show that 'consensus politics' does not apply to this period of British political history.</text:p>
      <text:p text:style-name="P1"/>
      <text:p text:style-name="P1">The term 'consensus politics' is difficult to define as it has been used in many different ways by different agents at different times. In his typographical analysis of consensus, Kavanagh<text:note text:id="ftn1" text:note-class="footnote"><text:note-citation>1</text:note-citation><text:note-body><text:p text:style-name="Footnote">From the T&amp;I in GBP course reader</text:p></text:note-body></text:note> lists four definitions: consensus on ends, consensus on style, consensus on agenda and consensus relative to other periods. This typography might be helpful in teasing a definition of 'consensus politics' from the wide debate and I will briefly discuss and give examples of each of these types in search of a synthesis of the idea of 'consensus politics'.</text:p>
      <text:p text:style-name="P1"/>
      <text:p text:style-name="P1">Many of those who believe that the period in question is marked by 'consensus politics' give examples of an apparent consensus on the goals of government from one government to the next. The 'consensus of ends' is usually supported with evidence that the goals of the Labour government of 1946; full employment, a welfare state and a mixed-economy, managed within a Keynesian economic framework are usually cited as examples<text:note text:id="ftn2" text:note-class="footnote"><text:note-citation>2</text:note-citation><text:note-body><text:p text:style-name="Footnote">Hickson 148</text:p></text:note-body></text:note>; were not discontinued by the incoming Conservative government of 1951. The argument for 'consensus politics' based on a 'consensus of ends' is supposedly reinforced by the analysis that these policy goals were continued into the second post-war Conservative government, elected in 1955.</text:p>
      <text:p text:style-name="P1"/>
      <text:p text:style-name="P1">Those holding the view that a <text:s/>'consensus of style' marked this period are doing so, in the view of XXXXXXXXX<text:note text:id="ftn3" text:note-class="footnote"><text:note-citation>3</text:note-citation><text:note-body><text:p text:style-name="Footnote">From the T&amp;I in GBP course reader</text:p></text:note-body></text:note>, in order to support a revisionist agenda. By painting the 19 years under examination as consensual, these commentators are then able to make a contrast with the supposed radicalism of Atlee and his government in the immediate post-war period and of the 'break with the past' that Thatcher and her government of 1979 were said to represent.</text:p>
      <text:p text:style-name="P1"/>
      <text:p text:style-name="P1">'Consensus of agenda' is explained by Kavanagh as the organising of topic out of the political agenda. This <text:s/>is a negative understanding of 'consensus politics'. I find this type of consensus the most difficult to form into a cogent argument. Parsons<text:note text:id="ftn4" text:note-class="footnote"><text:note-citation>4</text:note-citation><text:note-body><text:p text:style-name="Footnote">Clearly I need a reference for this!</text:p></text:note-body></text:note> understands the policy making process as <text:span text:style-name="T1">always</text:span> reflecting the organisation of issues from a plurality of interest groups into or out of the policy making arena. To define the period 1951-70 as being marked by a 'consensus of agenda' therefore has limited utility: the policy making agenda is continually reshaped and redefined as a response to issues as they arise. Any perceived 'consensus of agenda' would appear to me as politics as usual rather than an exception worth marking.</text:p>
      <text:p text:style-name="P1"/>
      <text:p text:style-name="P1">The final typographical distinction is created by the observation of consensus relative to other periods in history. 'Relative consensus' has weaknesses similar to those found in the arguments for a 'consensus of style' and can be deployed, as noted, to support specific political agendas that become all to apparent on examination. Drawing contrasts or highlighting similarities between the intricacies of any one period with another to prove a theory of consensus or otherwise can often tell us more about the author than it does about the periods contrasted.</text:p>
      <text:p text:style-name="P1"/>
      <text:p text:style-name="P1">So far, examining these threads in 'consensus theory' has not got us any closer to a definition. If anything Kavanagh's typography has changed the parameters of the debate on 'consensus politics'. In the place of rigorous investigation into the substance of the arguments of those who see 'consensus politics' as marking this period is the examination of the <text:span text:style-name="T1">type</text:span> of consensus debate. While his typography is a helpful prism, its continued use risks a de facto consensus on 'consensus politics'.</text:p>
      <text:p text:style-name="P1"/>
      <text:p text:style-name="P1">In order for a term to be of use in describing a period it needs to accurately describe a period. My argument against 'consensus theory' is based on the limited utility of term. Yet 'consensus politics' continues to have currency, despite public floggings<text:note text:id="ftn5" text:note-class="footnote"><text:note-citation>5</text:note-citation><text:note-body><text:p text:style-name="Footnote">After Pimlott in course reader</text:p></text:note-body></text:note>, and the era in question continues to be examined. Would another term better describe the period 1951-70? My synthesis of some of the ideas and observations made in the 'consensus politics' debate follows and adds to the lexicon a new term: 'osmosis politics'.</text:p>
      <text:p text:style-name="P1"/>
      <text:p text:style-name="P1">Taking 1951-70 in isolation discounts relative contrasts to other periods. Yet taking these years in the context of the socio-political landscape that preceded them is necessary in order for us to understand the import of the political themes of the Fifties and Sixties. World War had ended in '45 and the Labour Party won the General Election with a massive majority with a manifesto based around the immediate implementation of welfare measures that were proposed during the war-time coalition Government, principally the Beveridge Report of '42. That the Labour Party won this election is significant. Pre-war governments were usually formed by the Liberal Party. The Conservatives were the major party in the war-time coalition. A significant point in 'consensus theory' literature is the Labour victory and I draw attention to it now to highlight not the 'radicalism' of the Atlee government of 1945-51, as the Conservatives would have implemented Beveridge Report recommendations sooner or later<text:note text:id="ftn6" text:note-class="footnote"><text:note-citation>6</text:note-citation><text:note-body><text:p text:style-name="Footnote">Reference in Kavanagh 'reordering'</text:p></text:note-body></text:note>, but a centre-left swell in the nation. <text:s/>Did Labour win on the back of a realignment of politics to the left-of-centre in part due to the war-time experience<text:note text:id="ftn7" text:note-class="footnote"><text:note-citation>7</text:note-citation><text:note-body><text:p text:style-name="Footnote">I can probably find a good discussion on this in the literature</text:p></text:note-body></text:note> of the nation? Kavanagh argues that this observation is exagerated<text:note text:id="ftn8" text:note-class="footnote"><text:note-citation>8</text:note-citation><text:note-body><text:p text:style-name="Footnote">The Reordering of British Politics</text:p></text:note-body></text:note>, but the strength of electoral support for a social-democratic party of Labour with a manifesto of nationalisation and greatly increased state provision of services would indicate this to be the case.<text:note text:id="ftn9" text:note-class="footnote"><text:note-citation>9</text:note-citation><text:note-body><text:p text:style-name="Footnote">Give source of election results tables</text:p></text:note-body></text:note></text:p>
      <text:p text:style-name="P1"/>
      <text:p text:style-name="P1">The Nation had ostensibly voted for social democracy by endorsing 'Beveridge Now' in the 1945 general election. This was a significant shift to the left for the state and its apparatus: for example in establishing the various components needed so administer the welfare payments and the National Health Service. Traditionally conservative and geared towards the administration of a nation at war, the agenda of the Labour government of 1945-50 was <text:s/>a major shift for the civil service.</text:p>
      <text:p text:style-name="P1"/>
      <text:p text:style-name="P1">With this background of significant change in society and government, let us return to the period framed in the question. In 1950 the electorate had decided to return Labour to government, the Conservatives at this time unable to define themselves in the present order of society. Later the Conservatives pledged to end the 'queuetopia'<text:note text:id="ftn10" text:note-class="footnote"><text:note-citation>10</text:note-citation><text:note-body><text:p text:style-name="Footnote">First heard on BBC 'Word of Mouth', cited from Time magazine 'Osmosis in Queuetopia'</text:p></text:note-body></text:note> of Britain under Labour and won the election in '51<text:note text:id="ftn11" text:note-class="footnote"><text:note-citation>11</text:note-citation><text:note-body><text:p text:style-name="Footnote">“Osmosis in Queuetopia”: The Tory campaign manifesto tried to sound as Laborite as possible and the Labor manifesto tried to sound as Tory as possible. This political osmosis, familiar in U.S. politics, is relatively new to Britain. Unless the Tories can break out of the "me-too" pattern and wake the voters to a sense of Britain's economic and political perils, it is hard to see how the Tories can win.” This observation was made 1950, by 1951 the Conservatives were returned to power. http://www.time.com/time/magazine/article/0,9171,811812-8,00.html</text:p></text:note-body></text:note>. And although desiring to run Labour's socialism more efficiently<text:note text:id="ftn12" text:note-class="footnote"><text:note-citation>12</text:note-citation><text:note-body><text:p text:style-name="Footnote">Time Magazine</text:p></text:note-body></text:note>, initially only minor changes to domestic policy in practice were made. The continuation of policy signals to me an 'osmosis in politics' rather than 'consensus (in) politics'. There was no 'consensus' developing from Churchill's second term in office. Many of the policies around which some authors see a 'consensus' began to take shape within Churchill's wartime coalition government; the best example of this is Beveridge report from 1942.</text:p>
      <text:p text:style-name="P1"/>
      <text:p text:style-name="P1"/>
      <text:p text:style-name="P2">“The argument between Tories and Socialists is not whether the welfare state is a good or bad thing; the scramble is for the credit of having invented it. No British politician would now suggest abolishing it, any more than he would suggest abolishing state-paid policemen or firemen.”<text:note text:id="ftn13" text:note-class="footnote"><text:note-citation>13</text:note-citation><text:note-body><text:p text:style-name="Footnote">http://tinyurl.com/yg59h8</text:p></text:note-body></text:note></text:p>
      <text:p text:style-name="P1"/>
      <text:p text:style-name="P1">There is no 'consensus' to be found in this early period, simply an acceptance and a pragmatic continuation of 'radical' Atlee policy? If the Conservative continuation of policy signals agreement with it, this is because they were involved in the initial formulation of policy. I find the argument that agreement on domestic policy signals consensus has weaknesses for this reason.</text:p>
      <text:p text:style-name="P1"/>
      <text:p text:style-name="P1">The party of social democracy were to be kept out by the electorate for the following 12 years, through 2 general elections, and by a significant margin each time. The Conservatives continued the expenditure commitments of the welfare state and the <text:s/>National Health Service and began to diminish the 'queuetopia' of post-war Britain, ending rationing on various goods in their first government of the 1950s. Rationing was a war-time measure limiting supply of goods, continuing it in to the 50's was a necessity for the economic growth of the nation, but it was never intended as permanent or the austerity measure it became. Ending it when the time was right was clearly the intention of government, whichever party was in office and I make this observation to show that in some aspects of domestic policy 'consensus' <text:span text:style-name="T2">can</text:span> be understood as simple agreement on practical measures and therefore can be seen in the period 1951-70. It is limited though and can not be understood as 'marking' the period.</text:p>
      <text:p text:style-name="P1"/>
      <text:p text:style-name="P1">The economy and economic policy is a area where 'consensus theory' makes significant steps towards coherency. An observation made during the early 1950s was that whichever party was in government <text:s/>there was little change in handling of the economy. The term 'Butskellism' was coined at this time to show little difference between the outgoing Labour Chancellor Gaitskell and the incoming Conservative Butler. The apparently indistinguishable approach of these Chancellors leads some authors to exhibit this as <text:s/>'consensus' in these early years. </text:p>
      <text:p text:style-name="P1"/>
      <text:p text:style-name="P1">Other issues were to arise and test the Conservatives, and therefore the 'consensus politics' thesis, during the 1950s. Early in the first government denationalisation of industries brought under public ownership by Labour took place. Denationalisation shows a major departure from the economic policies of Labour and is also a marked contrast with the philosophy of the role of the state in the market. Yet not all nationalisations were reversed: this illustrates to me not 'consensus' but 'osmosis': the Conservatives and Labour both practising politics that gave good example of their respective philosophies of government and the state, but within the boundaries of the policy arena and with the pragmatic support for policies from 'the other side' that were working.</text:p>
      <text:p text:style-name="P1"/>
      <text:p text:style-name="P1">Related to industrial policy was labour policy and the goal of full employment. The Conservatives had to deal with the rise and rise of union power during their three terms in office. Early in the 51-55 government Churchill adopted a conciliatory approach to unionised striking rail workers, appearing to be in agreement with Labour on the remedy for industrial unrest. Whatever 'consensus' this agreement signifies was diminished by the end of the third Conservative government (1959-64) when industrial strife and rising unemployment again dominated the political agenda. These challenges were to prove too great for the Conservatives: times had changed and any 'consensus' on union relations had broken down; and Labour, the traditional party of organised labour was returned to government in the May of 1964.</text:p>
      <text:p text:style-name="P1"/>
      <text:p text:style-name="P1">Time in opposition had been time for introspection for the Labour party. Indeed it appeared that a new strain of British Socialism was emerging, one that had reconciled its self with the market as the best means for creating wealth which could then be redistributed<text:note text:id="ftn14" text:note-class="footnote"><text:note-citation>14</text:note-citation><text:note-body><text:p text:style-name="Footnote"><text:s/>For a discussion on the 'Future of Socialism' and the redefinition of Labour during the 1950s see Crosland, A. For an assessment of the revision this represented see Briggs, A. in http://tinyurl.com/y7lzgp</text:p></text:note-body></text:note>. That said, the steel industry was renationalised when Labour came to government, although there is discussion that this was a symbolic gesture to the Left of the party. Gesture or otherwise, this sole nationalisation project does not amount to a wholesale reversal of the Conservatives round of privatisation; and as Labour had perhaps revised its approach to democratic socialism through market mechanisms it does it indicate 'consensus politics' either.</text:p>
      <text:p text:style-name="P1"/>
      <text:p text:style-name="P1">The relationship between government and unionised labour continued to be of import for the Labour governments 1964-70. The relationship between government and labour was, as noted, difficult for the Conservatives and continued to be turbulent for Labour. By the middle of the sixties full-employment appeared to have been dropped from the agenda, perhaps by a 'negative consensus' but most likely due to the frequent clashes with trade unions on economic policy, for example wages policy in 1968, in times of pressure on the economy. Regulation of trade union activity became seen as increasingly necessary. '<text:span text:style-name="T3">In Place of Strife'</text:span><text:note text:id="ftn15" text:note-class="footnote"><text:note-citation>15</text:note-citation><text:note-body><text:p text:style-name="Footnote">Government White Paper Cmnd 3888</text:p></text:note-body></text:note> in the nation the Labour government proposed a series of measures which would have restricted trade union activity. The proposal in the White Paper never made it to legislation: Labour left government in 1970 and the Conservatives, who perhaps needed the party of labour to reform labour relations, did not take this legislation forward when entering government in June. <text:s/></text:p>
      <text:p text:style-name="P1"/>
      <text:p text:style-name="P1">Another area of interest to consensus theorists and myth-busters alike is British policy towards Europe and European cooperation projects. The 1950s saw healthy debate and disagreement both between and within the two major political parties on the role of Britain in relation to the economic and political integration threads that were being woven together on the continent by The Six<text:note text:id="ftn16" text:note-class="footnote"><text:note-citation>16</text:note-citation><text:note-body><text:p text:style-name="Footnote">List The Six and give some example dates from the 1950s.</text:p></text:note-body></text:note>. The Conservatives toyed with both participation and alternative multilateral approaches, such as the EFTA agreements made in competition with the EEC. Labour during the 1950s was critical of applications to the EEC yet later, in the 1960s, was to become more pro-European. Governments of both parties made applications to join the EEC during the period in question and both were rejected. A place in Europe was finally secured by the Conservatives in 1973, later renegotiated by Labour in '74 and with a referendum on membership proposed and won in 1975. Here we can see the long time line of European relations and see that both parties had times of confidence and times of crisis – these being perhaps the only similarities between these actors over the period.</text:p>
      <text:p text:style-name="P1"/>
      <text:p text:style-name="P1">Osmosis can again been seen in debates on Europe. There were shifts in the policy of the two major political parties, showing a gradual process of absorption<text:note text:id="ftn17" text:note-class="footnote"><text:note-citation>17</text:note-citation><text:note-body><text:p text:style-name="Footnote">"osmosis." The American Heritage® Dictionary of the English Language, Fourth Edition. Houghton Mifflin Company, 2004. 08 Dec. 2006. &lt;Dictionary.com http://dictionary.reference.com/browse/osmosis&gt;</text:p></text:note-body></text:note> of ideas and politic from each other and from society writ large. EEC membership was not secured until after the period in the question and that both political parties played the roles of advocate and detractor over this whole time line shows a lack of 'consensus' in the 'agreement' sense of the term.</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Bitstream Vera Sans"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Lucidasans" style:font-size-complex="14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Footnote_20_Symbol" style:display-name="Footnote Symbol" style:family="text"/>
    <style:style style:name="Footnote_20_anchor" style:display-name="Footnote anchor" style:family="text">
      <style:text-properties style:text-position="super 58%"/>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Unix OpenOffice.org_project/680m7$Build-9044</meta:generator>
    <meta:initial-creator>Rob Dyke</meta:initial-creator>
    <meta:creation-date>2006-11-26T15:35:02</meta:creation-date>
    <dc:creator>Rob Dyke</dc:creator>
    <dc:date>2006-12-08T23:35:11</dc:date>
    <dc:language>en-GB</dc:language>
    <meta:editing-cycles>40</meta:editing-cycles>
    <meta:editing-duration>P1DT17H15M31S</meta:editing-duration>
    <meta:user-defined meta:name="Info 1"/>
    <meta:user-defined meta:name="Info 2"/>
    <meta:user-defined meta:name="Info 3"/>
    <meta:user-defined meta:name="Info 4"/>
    <meta:document-statistic meta:table-count="0" meta:image-count="0" meta:object-count="0" meta:page-count="7" meta:paragraph-count="39" meta:word-count="2637" meta:character-count="16249"/>
  </office:meta>
</office:document-meta>
</file>